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4.0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text-properties style:font-name="Montserrat" style:font-name-asian="Montserrat1" style:font-name-complex="Montserrat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Montserrat" fo:font-size="12pt" style:font-name-asian="Montserrat1" style:font-size-asian="12pt" style:font-name-complex="Montserrat1" style:font-size-complex="12pt"/>
    </style:style>
    <style:style style:name="P5" style:family="paragraph" style:parent-style-name="Standard">
      <loext:graphic-properties draw:fill="solid" draw:fill-color="#ffffff"/>
      <style:paragraph-properties fo:margin-left="0in" fo:margin-right="0.1665in" fo:line-height="115%" fo:text-indent="0in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0in" fo:margin-right="0.1665in" fo:line-height="115%" fo:text-indent="0in" style:auto-text-indent="false" fo:background-color="#ffffff"/>
      <style:text-properties style:font-name="Montserrat" fo:font-size="12pt" style:font-name-asian="Montserrat1" style:font-size-asian="12pt" style:font-name-complex="Montserrat1" style:font-size-complex="12pt"/>
    </style:style>
    <style:style style:name="P7" style:family="paragraph" style:parent-style-name="Standard">
      <loext:graphic-properties draw:fill="solid" draw:fill-color="#ffffff"/>
      <style:paragraph-properties fo:margin-left="0in" fo:margin-right="0.1665in" fo:line-height="115%" fo:text-indent="0in" style:auto-text-indent="false" fo:background-color="#ffffff"/>
    </style:style>
    <style:style style:name="P8" style:family="paragraph" style:parent-style-name="Standard" style:list-style-name="WWNum2">
      <loext:graphic-properties draw:fill="solid" draw:fill-color="#ffffff"/>
      <style:paragraph-properties fo:margin-left="0.5in" fo:margin-right="0.1665in" fo:line-height="115%" fo:text-indent="-0.25in" style:auto-text-indent="false" fo:background-color="#ffffff"/>
    </style:style>
    <style:style style:name="P9" style:family="paragraph" style:parent-style-name="Standard" style:list-style-name="WWNum2">
      <loext:graphic-properties draw:fill="solid" draw:fill-color="#ffffff"/>
      <style:paragraph-properties fo:margin-left="1in" fo:margin-right="0.1665in" fo:line-height="115%" fo:text-indent="-0.25in" style:auto-text-indent="false" fo:background-color="#ffffff"/>
    </style:style>
    <style:style style:name="P10" style:family="paragraph" style:parent-style-name="Heading_20_3">
      <loext:graphic-properties draw:fill="solid" draw:fill-color="#ffffff"/>
      <style:paragraph-properties fo:margin-left="0in" fo:margin-right="0.1665in" fo:line-height="115%" fo:text-indent="0in" style:auto-text-indent="false" fo:background-color="#ffffff"/>
    </style:style>
    <style:style style:name="P11" style:family="paragraph" style:parent-style-name="Title" style:master-page-name="Standard">
      <style:paragraph-properties style:page-number="1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4" style:family="text">
      <style:text-properties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5" style:family="text">
      <style:text-properties fo:color="#000000" style:font-name="Montserrat" style:font-name-asian="Montserrat1" style:font-name-complex="Montserrat1"/>
    </style:style>
    <style:style style:name="T6" style:family="text">
      <style:text-properties fo:color="#000000" style:font-name="Montserrat" fo:font-weight="bold" style:font-name-asian="Montserrat1" style:font-weight-asian="bold" style:font-name-complex="Montserrat1"/>
    </style:style>
    <style:style style:name="T7" style:family="text">
      <style:text-properties fo:color="#434343" style:font-name="Montserrat" fo:font-size="12pt" style:font-name-asian="Montserrat1" style:font-size-asian="12pt" style:font-name-complex="Montserrat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wsrj31gqo0xl"/><text:span text:style-name="T1">Project Requirements</text:span></text:p>
      <text:p text:style-name="Subtitle"><text:bookmark text:name="_k59qkihxir1t"/><text:span text:style-name="T5">Workplace Project: </text:span><text:span text:style-name="T6">Use Python Basics for a Data Application in your Company</text:span></text:p>
      <text:p text:style-name="Heading_20_3"><text:bookmark text:name="_ukpvs085bg4g"/><text:span text:style-name="T5">Stakeholders:</text:span></text:p>
      <text:list xml:id="list2113103159" text:style-name="WWNum1">
        <text:list-item>
          <text:p text:style-name="P3"><text:span text:style-name="T2">_______________________________</text:span></text:p>
        </text:list-item>
        <text:list-item>
          <text:p text:style-name="P3"><text:span text:style-name="T2">_______________________________</text:span></text:p>
        </text:list-item>
        <text:list-item>
          <text:p text:style-name="P3"><text:span text:style-name="T2">_______________________________</text:span></text:p>
        </text:list-item>
      </text:list>
      <text:p text:style-name="P1"/>
      <text:p text:style-name="Heading_20_3"><text:bookmark text:name="_fn3051w3rtme"/><text:span text:style-name="T5">Input datase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2">Data Source</text:span></text:p>
          </table:table-cell>
          <table:table-cell table:style-name="Table1.A1" office:value-type="string">
            <text:p text:style-name="Standard"><text:span text:style-name="T2">File Format (e.g., NoSQL, CSV, JSON, HTML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Standard"><text:span text:style-name="T2">Additional information about input data sources </text:span><text:span text:style-name="T3">(ranges of values, filtering criteria, outliers, specific processing rules, etc.</text:span><text:span text:style-name="T2">):</text:span></text:p>
      <text:p text:style-name="P5"><text:span text:style-name="T2">___________________________________________________________________________________________________________________________________________________________________________________________________________________________</text:span></text:p>
      <text:p text:style-name="P2"/>
      <text:p text:style-name="Heading_20_3"><text:bookmark text:name="_al3s8fojmirm"/><text:span text:style-name="T5">Output data</text:span></text:p>
      <text:p text:style-name="P1"/>
      <text:p text:style-name="Standard"><text:span text:style-name="T2">Table structure of output data:</text:span></text:p>
      <text:p text:style-name="P1"/>
      <text:p text:style-name="Standard"><text:span text:style-name="T2">Format of output files (cleaned dataset) to include in </text:span><text:span text:style-name="T7">ZIP file</text:span><text:span text:style-name="T2">: </text:span></text:p>
      <text:p text:style-name="P1"/>
      <text:p text:style-name="Standard"><text:span text:style-name="T2">Additional information about output data structure:</text:span></text:p>
      <text:p text:style-name="P5"><text:soft-page-break/><text:span text:style-name="T2">___________________________________________________________________________________________________________________________________________________________________________________________________________________________</text:span></text:p>
      <text:p text:style-name="P2"/>
      <text:p text:style-name="Heading_20_3"><text:bookmark text:name="_vv8jnph9v6us"/><text:span text:style-name="T5">Data requirements</text:span></text:p>
      <text:p text:style-name="Standard"><text:span text:style-name="T2">(check those that apply; feel free to add or edit)</text:span></text:p>
      <text:list xml:id="list777490295" text:style-name="WWNum2">
        <text:list-item>
          <text:p text:style-name="P8"><text:span text:style-name="T2">Normalization</text:span></text:p>
          <text:list>
            <text:list-item>
              <text:p text:style-name="P9"><text:span text:style-name="T2">Data headers or labels</text:span></text:p>
            </text:list-item>
            <text:list-item>
              <text:p text:style-name="P9"><text:span text:style-name="T2">Date formats (US / EU)</text:span></text:p>
            </text:list-item>
            <text:list-item>
              <text:p text:style-name="P9"><text:span text:style-name="T2">Strings (lowercase, uppercase, remove accents)</text:span></text:p>
            </text:list-item>
          </text:list>
        </text:list-item>
        <text:list-item>
          <text:p text:style-name="P8"><text:span text:style-name="T2">Filtering</text:span></text:p>
        </text:list-item>
        <text:list-item>
          <text:p text:style-name="P8"><text:span text:style-name="T2">Deduplicating data</text:span></text:p>
        </text:list-item>
        <text:list-item>
          <text:p text:style-name="P8"><text:span text:style-name="T2">Sensitive data (PII):</text:span></text:p>
          <text:list>
            <text:list-item>
              <text:p text:style-name="P9"><text:span text:style-name="T2">Removal</text:span></text:p>
            </text:list-item>
            <text:list-item>
              <text:p text:style-name="P9"><text:span text:style-name="T2">Anonymization</text:span></text:p>
            </text:list-item>
            <text:list-item>
              <text:p text:style-name="P9"><text:span text:style-name="T2">Encryption</text:span></text:p>
            </text:list-item>
          </text:list>
        </text:list-item>
        <text:list-item>
          <text:p text:style-name="P8"><text:span text:style-name="T2">Calculations or aggregations</text:span></text:p>
        </text:list-item>
        <text:list-item>
          <text:p text:style-name="P8"><text:span text:style-name="T2">________________________ </text:span></text:p>
        </text:list-item>
        <text:list-item>
          <text:p text:style-name="P8"><text:span text:style-name="T2">________________________ </text:span></text:p>
        </text:list-item>
        <text:list-item>
          <text:p text:style-name="P8"><text:span text:style-name="T2">________________________ </text:span></text:p>
        </text:list-item>
      </text:list>
      <text:p text:style-name="P6"/>
      <text:p text:style-name="P10"><text:bookmark text:name="_b16gkfhdl946"/><text:span text:style-name="T1">Pipeline requirements</text:span></text:p>
      <text:p text:style-name="P5"><text:span text:style-name="T2">How often to run: every _____________</text:span></text:p>
      <text:p text:style-name="P5"><text:span text:style-name="T2">Number of times to run: </text:span></text:p>
      <text:p text:style-name="P5"><text:span text:style-name="T2">Incremental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6" meta:word-count="144" meta:character-count="1455" meta:non-whitespace-character-count="1359"/>
    <meta:generator>LibreOfficeDev/6.0.5.2$Linux_X86_64 LibreOffice_project/</meta:generator>
  </office:meta>
</office:document-meta>
</file>